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T = 25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i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, кГц</text:p>
          </table:table-cell>
          <table:table-cell table:number-columns-repeated="5" office:value-type="string" calcext:value-type="string">
            <text:p>L, mm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01" calcext:value-type="float">
            <text:p>4.0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office:value-type="float" office:value="170" calcext:value-type="float">
            <text:p>170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table:formula="of:=-LINEST([.D8:.H8];[.D$2:.H$2];1;1)" office:value-type="float" office:value="-44.2" calcext:value-type="float">
            <text:p>-44.2</text:p>
          </table:table-cell>
          <table:table-cell table:formula="of:=[.L8]*[.B8]" office:value-type="float" office:value="-177.242" calcext:value-type="float">
            <text:p>-177.242</text:p>
          </table:table-cell>
          <table:table-cell table:formula="of:=[.M8]*2" office:value-type="float" office:value="-354.484" calcext:value-type="float">
            <text:p>-354.4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98" calcext:value-type="float">
            <text:p>3.98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127" calcext:value-type="float">
            <text:p>127</text:p>
          </table:table-cell>
          <table:table-cell office:value-type="float" office:value="170" calcext:value-type="float">
            <text:p>170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table:formula="of:=-LINEST([.D9:.H9];[.D$2:.H$2];1;1)" office:value-type="float" office:value="-43.1" calcext:value-type="float">
            <text:p>-43.1</text:p>
          </table:table-cell>
          <table:table-cell table:formula="of:=[.L9]*[.B9]" office:value-type="float" office:value="-172.4" calcext:value-type="float">
            <text:p>-172.4</text:p>
          </table:table-cell>
          <table:table-cell table:formula="of:=[.M9]*2" office:value-type="float" office:value="-344.8" calcext:value-type="float">
            <text:p>-344.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.45" calcext:value-type="float">
            <text:p>2.4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office:value-type="float" office:value="223" calcext:value-type="float">
            <text:p>223</text:p>
          </table:table-cell>
          <table:table-cell table:number-columns-repeated="4"/>
          <table:table-cell table:formula="of:=-LINEST([.D10:.G10];[.D$2:.G$2];1;1)" office:value-type="float" office:value="-70.3" calcext:value-type="float">
            <text:p>-70.3</text:p>
          </table:table-cell>
          <table:table-cell table:formula="of:=[.L10]*[.B10]" office:value-type="float" office:value="-172.235" calcext:value-type="float">
            <text:p>-172.235</text:p>
          </table:table-cell>
          <table:table-cell table:formula="of:=[.M10]*2" office:value-type="float" office:value="-344.47" calcext:value-type="float">
            <text:p>-344.4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.45" calcext:value-type="float">
            <text:p>2.45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office:value-type="float" office:value="218" calcext:value-type="float">
            <text:p>218</text:p>
          </table:table-cell>
          <table:table-cell table:number-columns-repeated="4"/>
          <table:table-cell table:formula="of:=-LINEST([.D11:.G11];[.D$2:.G$2];1;1)" office:value-type="float" office:value="-66.1" calcext:value-type="float">
            <text:p>-66.1</text:p>
          </table:table-cell>
          <table:table-cell table:formula="of:=[.L11]*[.B11]" office:value-type="float" office:value="-161.945" calcext:value-type="float">
            <text:p>-161.945</text:p>
          </table:table-cell>
          <table:table-cell table:formula="of:=[.M11]*2" office:value-type="float" office:value="-323.89" calcext:value-type="float">
            <text:p>-323.8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.74" calcext:value-type="float">
            <text:p>1.74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table:formula="of:=-LINEST([.D12:.F12];[.D$2:.F$2];1;1)" office:value-type="float" office:value="-98.5" calcext:value-type="float">
            <text:p>-98.5</text:p>
          </table:table-cell>
          <table:table-cell table:formula="of:=[.L12]*[.B12]" office:value-type="float" office:value="-171.39" calcext:value-type="float">
            <text:p>-171.39</text:p>
          </table:table-cell>
          <table:table-cell table:formula="of:=[.M12]*2" office:value-type="float" office:value="-342.78" calcext:value-type="float">
            <text:p>-342.7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.74" calcext:value-type="float">
            <text:p>1.74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table:formula="of:=-LINEST([.D13:.F13];[.D$2:.F$2];1;1)" office:value-type="float" office:value="-100" calcext:value-type="float">
            <text:p>-100</text:p>
          </table:table-cell>
          <table:table-cell table:formula="of:=[.L13]*[.B13]" office:value-type="float" office:value="-174" calcext:value-type="float">
            <text:p>-174</text:p>
          </table:table-cell>
          <table:table-cell table:formula="of:=[.M13]*2" office:value-type="float" office:value="-348" calcext:value-type="float">
            <text:p>-3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office:value-type="float" office:value="3.24" calcext:value-type="float">
            <text:p>3.24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152" calcext:value-type="float">
            <text:p>152</text:p>
          </table:table-cell>
          <table:table-cell office:value-type="float" office:value="207" calcext:value-type="float">
            <text:p>207</text:p>
          </table:table-cell>
          <table:table-cell table:number-columns-repeated="4"/>
          <table:table-cell table:formula="of:=-LINEST([.D14:.G14];[.D$2:.G$2];1;1)" office:value-type="float" office:value="-53.6" calcext:value-type="float">
            <text:p>-53.6</text:p>
          </table:table-cell>
          <table:table-cell table:formula="of:=[.L14]*[.B14]" office:value-type="float" office:value="-174.2" calcext:value-type="float">
            <text:p>-174.2</text:p>
          </table:table-cell>
          <table:table-cell table:formula="of:=[.M14]*2" office:value-type="float" office:value="-348.4" calcext:value-type="float">
            <text:p>-348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office:value-type="float" office:value="3.24" calcext:value-type="float">
            <text:p>3.24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207" calcext:value-type="float">
            <text:p>207</text:p>
          </table:table-cell>
          <table:table-cell table:number-columns-repeated="4"/>
          <table:table-cell table:formula="of:=-LINEST([.D15:.G15];[.D$2:.G$2];1;1)" office:value-type="float" office:value="-53.6" calcext:value-type="float">
            <text:p>-53.6</text:p>
          </table:table-cell>
          <table:table-cell table:formula="of:=[.L15]*[.B15]" office:value-type="float" office:value="-174.2" calcext:value-type="float">
            <text:p>-174.2</text:p>
          </table:table-cell>
          <table:table-cell table:formula="of:=[.M15]*2" office:value-type="float" office:value="-348.4" calcext:value-type="float">
            <text:p>-348.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.99" calcext:value-type="float">
            <text:p>1.99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80" calcext:value-type="float">
            <text:p>180</text:p>
          </table:table-cell>
          <table:table-cell table:number-columns-repeated="5"/>
          <table:table-cell table:formula="of:=-LINEST([.D16:.F16];[.D$2:.F$2];1;1)" office:value-type="float" office:value="-85.5" calcext:value-type="float">
            <text:p>-85.5</text:p>
          </table:table-cell>
          <table:table-cell table:formula="of:=[.L16]*[.B16]" office:value-type="float" office:value="-170.145" calcext:value-type="float">
            <text:p>-170.145</text:p>
          </table:table-cell>
          <table:table-cell table:formula="of:=[.M16]*2" office:value-type="float" office:value="-340.29" calcext:value-type="float">
            <text:p>-340.2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.99" calcext:value-type="float">
            <text:p>1.99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78" calcext:value-type="float">
            <text:p>178</text:p>
          </table:table-cell>
          <table:table-cell table:number-columns-repeated="5"/>
          <table:table-cell table:formula="of:=-LINEST([.D17:.F17];[.D$2:.F$2];1;1)" office:value-type="float" office:value="-87" calcext:value-type="float">
            <text:p>-87</text:p>
          </table:table-cell>
          <table:table-cell table:formula="of:=[.L17]*[.B17]" office:value-type="float" office:value="-173.13" calcext:value-type="float">
            <text:p>-173.13</text:p>
          </table:table-cell>
          <table:table-cell table:formula="of:=[.M17]*2" office:value-type="float" office:value="-346.26" calcext:value-type="float">
            <text:p>-346.2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.73" calcext:value-type="float">
            <text:p>2.73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91" calcext:value-type="float">
            <text:p>191</text:p>
          </table:table-cell>
          <table:table-cell table:number-columns-repeated="5"/>
          <table:table-cell table:formula="of:=-LINEST([.D18:.F18];[.D$2:.F$2];1;1)" office:value-type="float" office:value="-63" calcext:value-type="float">
            <text:p>-63</text:p>
          </table:table-cell>
          <table:table-cell table:formula="of:=[.L18]*[.B18]" office:value-type="float" office:value="-171.99" calcext:value-type="float">
            <text:p>-171.99</text:p>
          </table:table-cell>
          <table:table-cell table:formula="of:=[.M18]*2" office:value-type="float" office:value="-343.98" calcext:value-type="float">
            <text:p>-343.9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.73" calcext:value-type="float">
            <text:p>2.73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91" calcext:value-type="float">
            <text:p>191</text:p>
          </table:table-cell>
          <table:table-cell table:number-columns-repeated="5"/>
          <table:table-cell table:formula="of:=-LINEST([.D19:.F19];[.D$2:.F$2];1;1)" office:value-type="float" office:value="-63.5" calcext:value-type="float">
            <text:p>-63.5</text:p>
          </table:table-cell>
          <table:table-cell table:formula="of:=[.L19]*[.B19]" office:value-type="float" office:value="-173.355" calcext:value-type="float">
            <text:p>-173.355</text:p>
          </table:table-cell>
          <table:table-cell table:formula="of:=[.M19]*2" office:value-type="float" office:value="-346.71" calcext:value-type="float">
            <text:p>-346.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76" calcext:value-type="float">
            <text:p>3.76</text:p>
          </table:table-cell>
          <table:table-cell office:value-type="float" office:value="3.75" calcext:value-type="float">
            <text:p>3.7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132" calcext:value-type="float">
            <text:p>132</text:p>
          </table:table-cell>
          <table:table-cell office:value-type="float" office:value="178" calcext:value-type="float">
            <text:p>178</text:p>
          </table:table-cell>
          <table:table-cell office:value-type="float" office:value="224" calcext:value-type="float">
            <text:p>224</text:p>
          </table:table-cell>
          <table:table-cell table:number-columns-repeated="3"/>
          <table:table-cell table:formula="of:=-LINEST([.D20:.H20];[.D$2:.H$2];1;1)" office:value-type="float" office:value="-46.1" calcext:value-type="float">
            <text:p>-46.1</text:p>
          </table:table-cell>
          <table:table-cell table:formula="of:=[.L20]*[.B20]" office:value-type="float" office:value="-173.336" calcext:value-type="float">
            <text:p>-173.336</text:p>
          </table:table-cell>
          <table:table-cell table:formula="of:=[.M20]*2" office:value-type="float" office:value="-346.672" calcext:value-type="float">
            <text:p>-346.67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  <table:table-cell office:value-type="float" office:value="178" calcext:value-type="float">
            <text:p>178</text:p>
          </table:table-cell>
          <table:table-cell office:value-type="float" office:value="225" calcext:value-type="float">
            <text:p>225</text:p>
          </table:table-cell>
          <table:table-cell table:number-columns-repeated="3"/>
          <table:table-cell table:formula="of:=-LINEST([.D21:.H21];[.D$2:.H$2];1;1)" office:value-type="float" office:value="-53.8" calcext:value-type="float">
            <text:p>-53.8</text:p>
          </table:table-cell>
          <table:table-cell table:formula="of:=[.L21]*[.B21]" office:value-type="float" office:value="-201.75" calcext:value-type="float">
            <text:p>-201.75</text:p>
          </table:table-cell>
          <table:table-cell table:formula="of:=[.M21]*2" office:value-type="float" office:value="-403.5" calcext:value-type="float">
            <text:p>-403.5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formula="of:=AVERAGE([.N8:.N20])" office:value-type="float" office:value="-344.548923076923" calcext:value-type="float">
            <text:p>-344.548923076923</text:p>
          </table:table-cell>
          <table:table-cell table:number-columns-repeated="2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, кГц</text:p>
          </table:table-cell>
          <table:table-cell table:number-columns-repeated="6" office:value-type="string" calcext:value-type="string">
            <text:p>L, mm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3.25" calcext:value-type="float">
            <text:p>3.2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132" calcext:value-type="float">
            <text:p>132</text:p>
          </table:table-cell>
          <table:table-cell office:value-type="float" office:value="172" calcext:value-type="float">
            <text:p>172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-LINEST([.D34:.I34];[.D$2:.I$2];1;1)" office:value-type="float" office:value="-41" calcext:value-type="float">
            <text:p>-41</text:p>
          </table:table-cell>
          <table:table-cell table:formula="of:=[.L34]*[.B34]" office:value-type="float" office:value="-133.25" calcext:value-type="float">
            <text:p>-133.25</text:p>
          </table:table-cell>
          <table:table-cell table:formula="of:=[.M34]*2" office:value-type="float" office:value="-266.5" calcext:value-type="float">
            <text:p>-26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office:value-type="float" office:value="3.03" calcext:value-type="float">
            <text:p>3.03</text:p>
          </table:table-cell>
          <table:table-cell office:value-type="float" office:value="3.02" calcext:value-type="float">
            <text:p>3.0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formula="of:=-LINEST([.D35:.G35];[.D$2:.G$2];1;1)" office:value-type="float" office:value="-54" calcext:value-type="float">
            <text:p>-54</text:p>
          </table:table-cell>
          <table:table-cell table:formula="of:=[.L35]*[.B35]" office:value-type="float" office:value="-163.62" calcext:value-type="float">
            <text:p>-163.62</text:p>
          </table:table-cell>
          <table:table-cell table:formula="of:=[.M35]*2" office:value-type="float" office:value="-327.24" calcext:value-type="float">
            <text:p>-327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table:number-columns-repeated="2" office:value-type="float" office:value="2.74" calcext:value-type="float">
            <text:p>2.74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49" calcext:value-type="float">
            <text:p>149</text:p>
          </table:table-cell>
          <table:table-cell office:value-type="float" office:value="207" calcext:value-type="float">
            <text:p>207</text:p>
          </table:table-cell>
          <table:table-cell table:number-columns-repeated="4"/>
          <table:table-cell table:formula="of:=-LINEST([.D36:.G36];[.D$2:.G$2];1;1)" office:value-type="float" office:value="-57.5" calcext:value-type="float">
            <text:p>-57.5</text:p>
          </table:table-cell>
          <table:table-cell table:formula="of:=[.L36]*[.B36]" office:value-type="float" office:value="-157.55" calcext:value-type="float">
            <text:p>-157.55</text:p>
          </table:table-cell>
          <table:table-cell table:formula="of:=[.M36]*2" office:value-type="float" office:value="-315.1" calcext:value-type="float">
            <text:p>-315.1</text:p>
          </table:table-cell>
          <table:table-cell/>
          <table:table-cell office:value-type="float" office:value="266.5" calcext:value-type="float">
            <text:p>266.5</text:p>
          </table:table-cell>
        </table:table-row>
        <table:table-row table:style-name="ro1">
          <table:table-cell/>
          <table:table-cell table:number-columns-repeated="2" office:value-type="float" office:value="2.74" calcext:value-type="float">
            <text:p>2.74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formula="of:=-LINEST([.D37:.G37];[.D$2:.G$2];1;1)" office:value-type="float" office:value="-48.5" calcext:value-type="float">
            <text:p>-48.5</text:p>
          </table:table-cell>
          <table:table-cell table:formula="of:=[.L37]*[.B37]" office:value-type="float" office:value="-132.89" calcext:value-type="float">
            <text:p>-132.89</text:p>
          </table:table-cell>
          <table:table-cell table:formula="of:=[.M37]*2" office:value-type="float" office:value="-265.78" calcext:value-type="float">
            <text:p>-265.78</text:p>
          </table:table-cell>
          <table:table-cell/>
          <table:table-cell office:value-type="float" office:value="265.78" calcext:value-type="float">
            <text:p>265.78</text:p>
          </table:table-cell>
        </table:table-row>
        <table:table-row table:style-name="ro1">
          <table:table-cell/>
          <table:table-cell table:number-columns-repeated="2" office:value-type="float" office:value="2.23" calcext:value-type="float">
            <text:p>2.23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-LINEST([.D38:.G38];[.D$2:.G$2];1;1)" office:value-type="float" office:value="-60.1" calcext:value-type="float">
            <text:p>-60.1</text:p>
          </table:table-cell>
          <table:table-cell table:formula="of:=[.L38]*[.B38]" office:value-type="float" office:value="-134.023" calcext:value-type="float">
            <text:p>-134.023</text:p>
          </table:table-cell>
          <table:table-cell table:formula="of:=[.M38]*2" office:value-type="float" office:value="-268.046" calcext:value-type="float">
            <text:p>-268.046</text:p>
          </table:table-cell>
          <table:table-cell/>
          <table:table-cell office:value-type="float" office:value="268.046" calcext:value-type="float">
            <text:p>268.046</text:p>
          </table:table-cell>
        </table:table-row>
        <table:table-row table:style-name="ro1">
          <table:table-cell/>
          <table:table-cell table:number-columns-repeated="2" office:value-type="float" office:value="1.75" calcext:value-type="float">
            <text:p>1.75</text:p>
          </table:table-cell>
          <table:table-cell office:value-type="float" office:value="78" calcext:value-type="float">
            <text:p>78</text:p>
          </table:table-cell>
          <table:table-cell office:value-type="float" office:value="155" calcext:value-type="float">
            <text:p>155</text:p>
          </table:table-cell>
          <table:table-cell table:number-columns-repeated="6"/>
          <table:table-cell table:formula="of:=-LINEST([.D39:.E39];[.D$2:.E$2];1;1)" office:value-type="float" office:value="-77" calcext:value-type="float">
            <text:p>-77</text:p>
          </table:table-cell>
          <table:table-cell table:formula="of:=[.L39]*[.B39]" office:value-type="float" office:value="-134.75" calcext:value-type="float">
            <text:p>-134.75</text:p>
          </table:table-cell>
          <table:table-cell table:formula="of:=[.M39]*2" office:value-type="float" office:value="-269.5" calcext:value-type="float">
            <text:p>-269.5</text:p>
          </table:table-cell>
          <table:table-cell/>
          <table:table-cell office:value-type="float" office:value="269.5" calcext:value-type="float">
            <text:p>269.5</text:p>
          </table:table-cell>
        </table:table-row>
        <table:table-row table:style-name="ro1">
          <table:table-cell/>
          <table:table-cell office:value-type="float" office:value="1.51" calcext:value-type="float">
            <text:p>1.51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88" calcext:value-type="float">
            <text:p>188</text:p>
          </table:table-cell>
          <table:table-cell table:number-columns-repeated="5"/>
          <table:table-cell table:formula="of:=-LINEST([.D40:.F40];[.D$2:.F$2];1;1)" office:value-type="float" office:value="-90" calcext:value-type="float">
            <text:p>-90</text:p>
          </table:table-cell>
          <table:table-cell table:formula="of:=[.L40]*[.B40]" office:value-type="float" office:value="-135.9" calcext:value-type="float">
            <text:p>-135.9</text:p>
          </table:table-cell>
          <table:table-cell table:formula="of:=[.M40]*2" office:value-type="float" office:value="-271.8" calcext:value-type="float">
            <text:p>-271.8</text:p>
          </table:table-cell>
          <table:table-cell/>
          <table:table-cell office:value-type="float" office:value="271.8" calcext:value-type="float">
            <text:p>271.8</text:p>
          </table:table-cell>
        </table:table-row>
        <table:table-row table:style-name="ro1">
          <table:table-cell/>
          <table:table-cell table:number-columns-repeated="2" office:value-type="float" office:value="1.99" calcext:value-type="float">
            <text:p>1.99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177" calcext:value-type="float">
            <text:p>177</text:p>
          </table:table-cell>
          <table:table-cell table:number-columns-repeated="5"/>
          <table:table-cell table:formula="of:=-LINEST([.D41:.F41];[.D$2:.F$2];1;1)" office:value-type="float" office:value="-66" calcext:value-type="float">
            <text:p>-66</text:p>
          </table:table-cell>
          <table:table-cell table:formula="of:=[.L41]*[.B41]" office:value-type="float" office:value="-131.34" calcext:value-type="float">
            <text:p>-131.34</text:p>
          </table:table-cell>
          <table:table-cell table:formula="of:=[.M41]*2" office:value-type="float" office:value="-262.68" calcext:value-type="float">
            <text:p>-262.68</text:p>
          </table:table-cell>
          <table:table-cell/>
          <table:table-cell office:value-type="float" office:value="262.68" calcext:value-type="float">
            <text:p>262.68</text:p>
          </table:table-cell>
        </table:table-row>
        <table:table-row table:style-name="ro1">
          <table:table-cell/>
          <table:table-cell table:number-columns-repeated="2" office:value-type="float" office:value="2.5" calcext:value-type="float">
            <text:p>2.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60" calcext:value-type="float">
            <text:p>160</text:p>
          </table:table-cell>
          <table:table-cell office:value-type="float" office:value="213" calcext:value-type="float">
            <text:p>213</text:p>
          </table:table-cell>
          <table:table-cell table:number-columns-repeated="4"/>
          <table:table-cell table:formula="of:=-LINEST([.D42:.G42];[.D$2:.G$2];1;1)" office:value-type="float" office:value="-52.9" calcext:value-type="float">
            <text:p>-52.9</text:p>
          </table:table-cell>
          <table:table-cell table:formula="of:=[.L42]*[.B42]" office:value-type="float" office:value="-132.25" calcext:value-type="float">
            <text:p>-132.25</text:p>
          </table:table-cell>
          <table:table-cell table:formula="of:=[.M42]*2" office:value-type="float" office:value="-264.5" calcext:value-type="float">
            <text:p>-264.5</text:p>
          </table:table-cell>
          <table:table-cell/>
          <table:table-cell office:value-type="float" office:value="264.5" calcext:value-type="float">
            <text:p>264.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table:formula="of:=AVERAGE([.P36:.P42])" office:value-type="float" office:value="266.972285714286" calcext:value-type="float">
            <text:p>266.972285714286</text:p>
          </table:table-cell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132" calcext:value-type="float">
            <text:p>132</text:p>
          </table:table-cell>
          <table:table-cell office:value-type="float" office:value="172" calcext:value-type="float">
            <text:p>172</text:p>
          </table:table-cell>
          <table:table-cell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float" office:value="174" calcext:value-type="float">
            <text:p>17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49" calcext:value-type="float">
            <text:p>149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office:value-type="float" office:value="185" calcext:value-type="float">
            <text:p>18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155" calcext:value-type="float">
            <text:p>15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60" calcext:value-type="float">
            <text:p>160</text:p>
          </table:table-cell>
          <table:table-cell office:value-type="float" office:value="213" calcext:value-type="float">
            <text:p>21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02:10:06.931523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09:38:24.328074951</meta:creation-date>
    <dc:date>2020-03-04T07:00:26.033036846</dc:date>
    <meta:editing-duration>PT4H57S</meta:editing-duration>
    <meta:editing-cycles>11</meta:editing-cycles>
    <meta:generator>LibreOffice/6.3.4.2.0$Linux_X86_64 LibreOffice_project/30$Build-2</meta:generator>
    <meta:document-statistic meta:table-count="1" meta:cell-count="270" meta:object-count="0"/>
  </office:meta>
</office:document-meta>
</file>